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De Hau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6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delphia May 6th 91/</text:p>
      <text:p text:style-name="P2">Rev Dr Morais/</text:p>
      <text:p text:style-name="P2"><text:tab/>My self and wife/ are very thankfull[sic!] to you/ for the trouble you have taken/ in behalf of my daughter/ Biallie in getten[sic!] her the/ position wich[sic!] she now holds/ hoping that you may live long/ to enjoy the blessing wich[sic!] our/ children shower upon you will/ your children I again thank/ you. <text:s/>I Remain yours/ Truly Leon De Haun/ 703 South st[sic!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54:30.82</meta:creation-date>
    <meta:document-statistic meta:table-count="0" meta:image-count="0" meta:object-count="0" meta:page-count="2" meta:paragraph-count="63" meta:word-count="235" meta:character-count="1662"/>
    <dc:date>2011-11-23T14:58:19.75</dc:date>
    <dc:creator>Penn Libraries</dc:creator>
    <meta:editing-duration>PT00H03M49S</meta:editing-duration>
    <meta:editing-cycles>1</meta:editing-cycles>
    <meta:generator>OpenOffice.org/3.2$Win32 OpenOffice.org_project/320m12$Build-9483</meta:generator>
  </office:meta>
</office:document-meta>
</file>